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<text:s text:c="2"/>8 <text:s text:c="4"/>3 <text:s text:c="4"/>2 <text:s text:c="2"/>156 <text:s text:c="2"/>153 <text:s text:c="2"/>152 <text:s text:c="2"/>303 <text:s text:c="2"/>302 <text:s text:c="2"/>305 <text:s text:c="2"/>457 <text:s text:c="2"/>451 <text:s text:c="2"/>452</text:p>
          </table:table-cell>
        </table:table-row>
        <table:table-row table:style-name="ro1">
          <table:table-cell office:value-type="string" calcext:value-type="string">
            <text:p><text:s text:c="5"/>9 <text:s text:c="4"/>4 <text:s text:c="4"/>6 <text:s text:c="2"/>162 <text:s text:c="2"/>166 <text:s text:c="2"/>155 <text:s text:c="2"/>307 <text:s text:c="2"/>310 <text:s text:c="2"/>319 <text:s text:c="2"/>458 <text:s text:c="2"/>453 <text:s text:c="2"/>461</text:p>
          </table:table-cell>
        </table:table-row>
        <table:table-row table:style-name="ro1">
          <table:table-cell office:value-type="string" calcext:value-type="string">
            <text:p><text:s text:c="4"/>10 <text:s text:c="4"/>5 <text:s text:c="4"/>7 <text:s text:c="2"/>163 <text:s text:c="2"/>168 <text:s text:c="2"/>157 <text:s text:c="2"/>308 <text:s text:c="2"/>311 <text:s text:c="2"/>320 <text:s text:c="2"/>467 <text:s text:c="2"/>454 <text:s text:c="2"/>463</text:p>
          </table:table-cell>
        </table:table-row>
        <table:table-row table:style-name="ro1">
          <table:table-cell office:value-type="string" calcext:value-type="string">
            <text:p><text:s text:c="4"/>11 <text:s text:c="3"/>19 <text:s text:c="3"/>13 <text:s text:c="2"/>165 <text:s text:c="2"/>172 <text:s text:c="2"/>158 <text:s text:c="2"/>309 <text:s text:c="2"/>313 <text:s text:c="2"/>321 <text:s text:c="2"/>474 <text:s text:c="2"/>455 <text:s text:c="2"/>465</text:p>
          </table:table-cell>
        </table:table-row>
        <table:table-row table:style-name="ro1">
          <table:table-cell office:value-type="string" calcext:value-type="string">
            <text:p><text:s text:c="4"/>12 <text:s text:c="3"/>20 <text:s text:c="3"/>16 <text:s text:c="2"/>167 <text:s text:c="2"/>178 <text:s text:c="2"/>159 <text:s text:c="2"/>312 <text:s text:c="2"/>316 <text:s text:c="2"/>322 <text:s text:c="2"/>475 <text:s text:c="2"/>456 <text:s text:c="2"/>477</text:p>
          </table:table-cell>
        </table:table-row>
        <table:table-row table:style-name="ro1">
          <table:table-cell office:value-type="string" calcext:value-type="string">
            <text:p><text:s text:c="4"/>15 <text:s text:c="3"/>21 <text:s text:c="3"/>17 <text:s text:c="2"/>169 <text:s text:c="2"/>183 <text:s text:c="2"/>160 <text:s text:c="2"/>317 <text:s text:c="2"/>318 <text:s text:c="2"/>327 <text:s text:c="2"/>476 <text:s text:c="2"/>459 <text:s text:c="2"/>484</text:p>
          </table:table-cell>
        </table:table-row>
        <table:table-row table:style-name="ro1">
          <table:table-cell office:value-type="string" calcext:value-type="string">
            <text:p><text:s text:c="4"/>22 <text:s text:c="3"/>31 <text:s text:c="3"/>18 <text:s text:c="2"/>170 <text:s text:c="2"/>187 <text:s text:c="2"/>161 <text:s text:c="2"/>325 <text:s text:c="2"/>324 <text:s text:c="2"/>339 <text:s text:c="2"/>478 <text:s text:c="2"/>464 <text:s text:c="2"/>489</text:p>
          </table:table-cell>
        </table:table-row>
        <table:table-row table:style-name="ro1">
          <table:table-cell office:value-type="string" calcext:value-type="string">
            <text:p><text:s text:c="4"/>24 <text:s text:c="3"/>34 <text:s text:c="3"/>27 <text:s text:c="2"/>174 <text:s text:c="2"/>194 <text:s text:c="2"/>164 <text:s text:c="2"/>328 <text:s text:c="2"/>326 <text:s text:c="2"/>343 <text:s text:c="2"/>479 <text:s text:c="2"/>466 <text:s text:c="2"/>490</text:p>
          </table:table-cell>
        </table:table-row>
        <table:table-row table:style-name="ro1">
          <table:table-cell office:value-type="string" calcext:value-type="string">
            <text:p><text:s text:c="4"/>25 <text:s text:c="3"/>37 <text:s text:c="3"/>29 <text:s text:c="2"/>176 <text:s text:c="2"/>198 <text:s text:c="2"/>173 <text:s text:c="2"/>329 <text:s text:c="2"/>332 <text:s text:c="2"/>347 <text:s text:c="2"/>480 <text:s text:c="2"/>470 <text:s text:c="2"/>499</text:p>
          </table:table-cell>
        </table:table-row>
        <table:table-row table:style-name="ro1">
          <table:table-cell office:value-type="string" calcext:value-type="string">
            <text:p><text:s text:c="4"/>26 <text:s text:c="3"/>38 <text:s text:c="3"/>30 <text:s text:c="2"/>177 <text:s text:c="2"/>199 <text:s text:c="2"/>175 <text:s text:c="2"/>330 <text:s text:c="2"/>336 <text:s text:c="2"/>349 <text:s text:c="2"/>481 <text:s text:c="2"/>473 <text:s text:c="2"/>505</text:p>
          </table:table-cell>
        </table:table-row>
        <table:table-row table:style-name="ro1">
          <table:table-cell office:value-type="string" calcext:value-type="string">
            <text:p><text:s text:c="4"/>33 <text:s text:c="3"/>40 <text:s text:c="3"/>32 <text:s text:c="2"/>179 <text:s text:c="2"/>202 <text:s text:c="2"/>180 <text:s text:c="2"/>333 <text:s text:c="2"/>342 <text:s text:c="2"/>354 <text:s text:c="2"/>483 <text:s text:c="2"/>482 <text:s text:c="2"/>506</text:p>
          </table:table-cell>
        </table:table-row>
        <table:table-row table:style-name="ro1">
          <table:table-cell office:value-type="string" calcext:value-type="string">
            <text:p><text:s text:c="4"/>46 <text:s text:c="3"/>42 <text:s text:c="3"/>36 <text:s text:c="2"/>189 <text:s text:c="2"/>203 <text:s text:c="2"/>181 <text:s text:c="2"/>335 <text:s text:c="2"/>348 <text:s text:c="2"/>356 <text:s text:c="2"/>488 <text:s text:c="2"/>485 <text:s text:c="2"/>507</text:p>
          </table:table-cell>
        </table:table-row>
        <table:table-row table:style-name="ro1">
          <table:table-cell office:value-type="string" calcext:value-type="string">
            <text:p><text:s text:c="4"/>51 <text:s text:c="3"/>43 <text:s text:c="3"/>45 <text:s text:c="2"/>195 <text:s text:c="2"/>206 <text:s text:c="2"/>182 <text:s text:c="2"/>337 <text:s text:c="2"/>352 <text:s text:c="2"/>357 <text:s text:c="2"/>493 <text:s text:c="2"/>486 <text:s text:c="2"/>509</text:p>
          </table:table-cell>
        </table:table-row>
        <table:table-row table:style-name="ro1">
          <table:table-cell office:value-type="string" calcext:value-type="string">
            <text:p><text:s text:c="4"/>58 <text:s text:c="3"/>44 <text:s text:c="3"/>54 <text:s text:c="2"/>200 <text:s text:c="2"/>208 <text:s text:c="2"/>186 <text:s text:c="2"/>338 <text:s text:c="2"/>353 <text:s text:c="2"/>362 <text:s text:c="2"/>500 <text:s text:c="2"/>487 <text:s text:c="2"/>510</text:p>
          </table:table-cell>
        </table:table-row>
        <table:table-row table:style-name="ro1">
          <table:table-cell office:value-type="string" calcext:value-type="string">
            <text:p><text:s text:c="4"/>59 <text:s text:c="3"/>47 <text:s text:c="3"/>60 <text:s text:c="2"/>207 <text:s text:c="2"/>209 <text:s text:c="2"/>188 <text:s text:c="2"/>340 <text:s text:c="2"/>359 <text:s text:c="2"/>365 <text:s text:c="2"/>503 <text:s text:c="2"/>491 <text:s text:c="2"/>516</text:p>
          </table:table-cell>
        </table:table-row>
        <table:table-row table:style-name="ro1">
          <table:table-cell office:value-type="string" calcext:value-type="string">
            <text:p><text:s text:c="4"/>62 <text:s text:c="3"/>49 <text:s text:c="3"/>64 <text:s text:c="2"/>217 <text:s text:c="2"/>210 <text:s text:c="2"/>190 <text:s text:c="2"/>345 <text:s text:c="2"/>364 <text:s text:c="2"/>367 <text:s text:c="2"/>511 <text:s text:c="2"/>494 <text:s text:c="2"/>520</text:p>
          </table:table-cell>
        </table:table-row>
        <table:table-row table:style-name="ro1">
          <table:table-cell office:value-type="string" calcext:value-type="string">
            <text:p><text:s text:c="4"/>63 <text:s text:c="3"/>61 <text:s text:c="3"/>65 <text:s text:c="2"/>218 <text:s text:c="2"/>214 <text:s text:c="2"/>192 <text:s text:c="2"/>346 <text:s text:c="2"/>373 <text:s text:c="2"/>368 <text:s text:c="2"/>513 <text:s text:c="2"/>496 <text:s text:c="2"/>522</text:p>
          </table:table-cell>
        </table:table-row>
        <table:table-row table:style-name="ro1">
          <table:table-cell office:value-type="string" calcext:value-type="string">
            <text:p><text:s text:c="4"/>66 <text:s text:c="3"/>67 <text:s text:c="3"/>69 <text:s text:c="2"/>223 <text:s text:c="2"/>216 <text:s text:c="2"/>193 <text:s text:c="2"/>351 <text:s text:c="2"/>374 <text:s text:c="2"/>369 <text:s text:c="2"/>514 <text:s text:c="2"/>497 <text:s text:c="2"/>524</text:p>
          </table:table-cell>
        </table:table-row>
        <table:table-row table:style-name="ro1">
          <table:table-cell office:value-type="string" calcext:value-type="string">
            <text:p><text:s text:c="4"/>71 <text:s text:c="3"/>68 <text:s text:c="3"/>70 <text:s text:c="2"/>230 <text:s text:c="2"/>219 <text:s text:c="2"/>197 <text:s text:c="2"/>355 <text:s text:c="2"/>379 <text:s text:c="2"/>377 <text:s text:c="2"/>517 <text:s text:c="2"/>498 <text:s text:c="2"/>528</text:p>
          </table:table-cell>
        </table:table-row>
        <table:table-row table:style-name="ro1">
          <table:table-cell office:value-type="string" calcext:value-type="string">
            <text:p><text:s text:c="4"/>76 <text:s text:c="3"/>73 <text:s text:c="3"/>72 <text:s text:c="2"/>233 <text:s text:c="2"/>220 <text:s text:c="2"/>201 <text:s text:c="2"/>358 <text:s text:c="2"/>380 <text:s text:c="2"/>378 <text:s text:c="2"/>519 <text:s text:c="2"/>502 <text:s text:c="2"/>530</text:p>
          </table:table-cell>
        </table:table-row>
        <table:table-row table:style-name="ro1">
          <table:table-cell office:value-type="string" calcext:value-type="string">
            <text:p><text:s text:c="4"/>81 <text:s text:c="3"/>77 <text:s text:c="3"/>74 <text:s text:c="2"/>235 <text:s text:c="2"/>222 <text:s text:c="2"/>205 <text:s text:c="2"/>361 <text:s text:c="2"/>381 <text:s text:c="2"/>382 <text:s text:c="2"/>526 <text:s text:c="2"/>508 <text:s text:c="2"/>540</text:p>
          </table:table-cell>
        </table:table-row>
        <table:table-row table:style-name="ro1">
          <table:table-cell office:value-type="string" calcext:value-type="string">
            <text:p><text:s text:c="4"/>83 <text:s text:c="3"/>79 <text:s text:c="3"/>78 <text:s text:c="2"/>240 <text:s text:c="2"/>226 <text:s text:c="2"/>211 <text:s text:c="2"/>363 <text:s text:c="2"/>383 <text:s text:c="2"/>385 <text:s text:c="2"/>527 <text:s text:c="2"/>512 <text:s text:c="2"/>541</text:p>
          </table:table-cell>
        </table:table-row>
        <table:table-row table:style-name="ro1">
          <table:table-cell office:value-type="string" calcext:value-type="string">
            <text:p><text:s text:c="4"/>87 <text:s text:c="3"/>84 <text:s text:c="3"/>82 <text:s text:c="2"/>262 <text:s text:c="2"/>227 <text:s text:c="2"/>213 <text:s text:c="2"/>366 <text:s text:c="2"/>384 <text:s text:c="2"/>387 <text:s text:c="2"/>529 <text:s text:c="2"/>521 <text:s text:c="2"/>544</text:p>
          </table:table-cell>
        </table:table-row>
        <table:table-row table:style-name="ro1">
          <table:table-cell office:value-type="string" calcext:value-type="string">
            <text:p><text:s text:c="4"/>91 <text:s text:c="3"/>86 <text:s text:c="3"/>85 <text:s text:c="2"/>267 <text:s text:c="2"/>228 <text:s text:c="2"/>215 <text:s text:c="2"/>370 <text:s text:c="2"/>386 <text:s text:c="2"/>405 <text:s text:c="2"/>535 <text:s text:c="2"/>523 <text:s text:c="2"/>548</text:p>
          </table:table-cell>
        </table:table-row>
        <table:table-row table:style-name="ro1">
          <table:table-cell office:value-type="string" calcext:value-type="string">
            <text:p><text:s text:c="4"/>96 <text:s text:c="3"/>89 <text:s text:c="3"/>88 <text:s text:c="2"/>276 <text:s text:c="2"/>231 <text:s text:c="2"/>221 <text:s text:c="2"/>371 <text:s text:c="2"/>390 <text:s text:c="2"/>409 <text:s text:c="2"/>536 <text:s text:c="2"/>525 <text:s text:c="2"/>551</text:p>
          </table:table-cell>
        </table:table-row>
        <table:table-row table:style-name="ro1">
          <table:table-cell office:value-type="string" calcext:value-type="string">
            <text:p><text:s text:c="4"/>97 <text:s text:c="3"/>92 <text:s text:c="3"/>90 <text:s text:c="2"/>283 <text:s text:c="2"/>232 <text:s text:c="2"/>224 <text:s text:c="2"/>376 <text:s text:c="2"/>394 <text:s text:c="2"/>418 <text:s text:c="2"/>539 <text:s text:c="2"/>531 <text:s text:c="2"/>552</text:p>
          </table:table-cell>
        </table:table-row>
        <table:table-row table:style-name="ro1">
          <table:table-cell office:value-type="string" calcext:value-type="string">
            <text:p><text:s text:c="4"/>99 <text:s text:c="3"/>98 <text:s text:c="3"/>93 <text:s text:c="2"/>285 <text:s text:c="2"/>239 <text:s text:c="2"/>229 <text:s text:c="2"/>388 <text:s text:c="2"/>395 <text:s text:c="2"/>426 <text:s text:c="2"/>542 <text:s text:c="2"/>532 <text:s text:c="2"/>559</text:p>
          </table:table-cell>
        </table:table-row>
        <table:table-row table:style-name="ro1">
          <table:table-cell office:value-type="string" calcext:value-type="string">
            <text:p><text:s text:c="3"/>101 <text:s text:c="2"/>103 <text:s text:c="3"/>94 <text:s text:c="2"/>290 <text:s text:c="2"/>243 <text:s text:c="2"/>234 <text:s text:c="2"/>389 <text:s text:c="2"/>398 <text:s text:c="2"/>432 <text:s text:c="2"/>543 <text:s text:c="2"/>533 <text:s text:c="2"/>569</text:p>
          </table:table-cell>
        </table:table-row>
        <table:table-row table:style-name="ro1">
          <table:table-cell office:value-type="string" calcext:value-type="string">
            <text:p><text:s text:c="3"/>102 <text:s text:c="2"/>108 <text:s text:c="3"/>95 <text:s text:c="2"/>291 <text:s text:c="2"/>245 <text:s text:c="2"/>236 <text:s text:c="2"/>392 <text:s text:c="2"/>401 <text:s text:c="2"/>435 <text:s text:c="2"/>545 <text:s text:c="2"/>537 <text:s text:c="2"/>572</text:p>
          </table:table-cell>
        </table:table-row>
        <table:table-row table:style-name="ro1">
          <table:table-cell office:value-type="string" calcext:value-type="string">
            <text:p><text:s text:c="3"/>113 <text:s text:c="2"/>111 <text:s text:c="2"/>100 <text:s text:c="2"/>294 <text:s text:c="2"/>246 <text:s text:c="2"/>237 <text:s text:c="2"/>393 <text:s text:c="2"/>407 <text:s text:c="2"/>436 <text:s text:c="2"/>547 <text:s text:c="2"/>538 <text:s text:c="2"/>5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05:50:02.557883171</meta:creation-date>
    <dc:date>2016-09-21T05:50:28.124497971</dc:date>
    <meta:editing-duration>PT25S</meta:editing-duration>
    <meta:editing-cycles>1</meta:editing-cycles>
    <meta:document-statistic meta:table-count="1" meta:cell-count="30" meta:object-count="0"/>
    <meta:generator>LibreOffice/4.4.6.3$Linux_X86_64 LibreOffice_project/40m0$Build-3</meta:generator>
  </office:meta>
</office:document-meta>
</file>